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7800000065811ED56E7B2E4DCC.png" manifest:media-type="image/png"/>
  <manifest:file-entry manifest:full-path="Pictures/10000000000000C1000000ABDD9E7E6025344CAD.png" manifest:media-type="image/png"/>
  <manifest:file-entry manifest:full-path="Pictures/100002010000012C0000012CD6FAEBA7CC3BBB71.png" manifest:media-type="image/png"/>
  <manifest:file-entry manifest:full-path="Pictures/10000201000008FC000009208393514A499DBDCD.png" manifest:media-type="image/png"/>
  <manifest:file-entry manifest:full-path="Pictures/100002010000012C0000012CB09B24C5798B250B.png" manifest:media-type="image/png"/>
  <manifest:file-entry manifest:full-path="Pictures/1000000000000736000005C3DC14796FF2BC3026.jpg" manifest:media-type="image/jpeg"/>
  <manifest:file-entry manifest:full-path="Pictures/10000201000002580000025885D2F883D425BEC2.png" manifest:media-type="image/png"/>
  <manifest:file-entry manifest:full-path="Pictures/10000201000003600000023ACAC53538586B9DF5.png" manifest:media-type="image/png"/>
  <manifest:file-entry manifest:full-path="Pictures/100002010000029400000294EFDBD5260C041A19.png" manifest:media-type="image/png"/>
  <manifest:file-entry manifest:full-path="Pictures/10000201000001930000008DCD2287867EDF21E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1.916cm" style:protect="position size"/>
    </style:style>
    <style:style style:name="gr2" style:family="graphic" style:parent-style-name="standard">
      <style:graphic-properties draw:stroke="none" svg:stroke-width="0.1cm" svg:stroke-color="#808080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80808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4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1cm" svg:stroke-color="#808080" draw:marker-start-width="0.35cm" draw:marker-end-width="0.35cm" draw:stroke-linejoin="bevel" draw:fill="none" draw:fill-color="#ffffff" draw:textarea-horizontal-align="left" draw:auto-grow-height="true" draw:auto-grow-width="false" fo:min-height="0.937cm" fo:min-width="0cm"/>
    </style:style>
    <style:style style:name="gr6" style:family="graphic" style:parent-style-name="standard">
      <style:graphic-properties svg:stroke-width="0.1cm" svg:stroke-color="#808080" draw:marker-start-width="0.35cm" draw:marker-end-width="0.35cm" draw:stroke-linejoin="bevel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7" style:family="graphic" style:parent-style-name="Objet_20_sans_20_remplissage_20_et_20_sans_20_ligne">
      <style:graphic-properties draw:stroke="none" svg:stroke-width="0.1cm" svg:stroke-color="#808080" draw:marker-start-width="0.35cm" draw:marker-end-width="0.35cm" draw:stroke-linejoin="bevel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3.929cm"/>
    </style:style>
    <style:style style:name="gr9" style:family="graphic" style:parent-style-name="objectwithoutfill">
      <style:graphic-properties svg:stroke-color="#ff0000" draw:fill="none" draw:textarea-vertical-align="middl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line-height="150%"/>
    </style:style>
    <style:style style:name="P2" style:family="paragraph">
      <loext:graphic-properties draw:fill="none" draw:fill-color="#ffffff"/>
      <style:paragraph-properties fo:line-height="150%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line-height="150%" fo:text-align="end"/>
    </style:style>
    <style:style style:name="P6" style:family="paragraph">
      <style:paragraph-properties fo:line-height="150%"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line-height="150%"/>
      <style:text-properties style:font-name="Roboto"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none"/>
      <style:paragraph-properties fo:text-align="center"/>
      <style:text-properties fo:color="#ff0000"/>
    </style:style>
    <style:style style:name="T1" style:family="text">
      <style:text-properties style:font-name="Roboto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letter-kerning="true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Roboto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808080" style:font-name="Roboto" fo:font-size="10pt" fo:font-weight="bold" style:font-size-asian="10pt" style:font-weight-asian="bold" style:font-size-complex="10pt" style:font-weight-complex="bold"/>
    </style:style>
    <style:style style:name="T7" style:family="text"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bold" style:letter-kerning="true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 fo:text-align="end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 fo:text-align="end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 fo:text-align="end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 fo:text-align="end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 fo:text-align="end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 fo:text-align="end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 fo:text-align="end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 fo:text-align="end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 fo:text-align="end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 fo:text-align="end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che_5f_eleve_5f_CM2">
        <draw:frame draw:style-name="gr1" draw:text-style-name="P2" draw:layer="layout" svg:width="17.486cm" svg:height="22.166cm" svg:x="2.1cm" svg:y="4.9cm">
          <draw:text-box>
            <text:p text:style-name="P1"><text:span text:style-name="T1"/></text:p>
            <text:p text:style-name="P1"><text:span text:style-name="T1">Material:</text:span></text:p>
            <text:p text:style-name="P1"><text:span text:style-name="T1"/></text:p>
            <text:p text:style-name="P1"><text:span text:style-name="T2"/></text:p>
            <text:p text:style-name="P1"><text:span text:style-name="T1"/></text:p>
            <text:p text:style-name="P1"><text:span text:style-name="T1"/></text:p>
            <text:p text:style-name="P1"><text:span text:style-name="T3">Aufgaben:</text:span></text:p>
            <text:list text:style-name="L2">
              <text:list-item>
                <text:p text:style-name="P1"><text:span text:style-name="T4"><text:s/></text:span><text:span text:style-name="T4">Bemale diese Pallette mit den Farben von Thymio.</text:span></text:p>
              </text:list-item>
            </text:list>
            <text:p text:style-name="P1"><text:span text:style-name="T2"/></text:p>
            <text:p text:style-name="P1"><text:span text:style-name="T2"/></text:p>
          </draw:text-box>
        </draw:frame>
        <draw:g>
          <draw:frame draw:style-name="gr2" draw:text-style-name="P3" draw:layer="layout" svg:width="2.7cm" svg:height="1.781cm" svg:x="2.253cm" svg:y="6.855cm">
            <draw:image xlink:href="Pictures/10000201000003600000023ACAC53538586B9DF5.png" xlink:type="simple" xlink:show="embed" xlink:actuate="onLoad">
              <text:p/>
            </draw:image>
          </draw:frame>
          <draw:custom-shape draw:style-name="gr3" draw:text-style-name="P3" draw:layer="layout" svg:width="3cm" svg:height="2.25cm" svg:x="2.1cm" svg:y="6.5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3" draw:text-style-name="P3" draw:layer="layout" svg:width="2.899cm" svg:height="2.174cm" svg:x="-9.588cm" svg:y="10.37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3" draw:layer="layout" svg:width="2.174cm" svg:height="2.174cm" svg:x="-9.168cm" svg:y="10.377cm">
              <draw:image xlink:href="Pictures/100002010000029400000294EFDBD5260C041A19.png" xlink:type="simple" xlink:show="embed" xlink:actuate="onLoad">
                <text:p/>
              </draw:image>
            </draw:frame>
          </draw:g>
        </draw:g>
        <draw:g>
          <draw:custom-shape draw:style-name="gr3" draw:text-style-name="P3" draw:layer="layout" svg:width="3cm" svg:height="2.259cm" svg:x="-9.454cm" svg:y="6.4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layer="layout" svg:width="2.25cm" svg:height="2.259cm" svg:x="-9.059cm" svg:y="6.471cm">
            <draw:image xlink:href="Pictures/100002010000012C0000012CB09B24C5798B250B.png" xlink:type="simple" xlink:show="embed" xlink:actuate="onLoad">
              <text:p/>
            </draw:image>
          </draw:frame>
        </draw:g>
        <draw:g>
          <draw:custom-shape draw:style-name="gr3" draw:text-style-name="P3" draw:layer="layout" svg:width="2.899cm" svg:height="2.173cm" svg:x="-9.595cm" svg:y="12.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layer="layout" svg:width="2.138cm" svg:height="2.174cm" draw:transform="skewX (-0.000523598775598305) rotate (-1.20235732169889) translate (-7.56cm 12.618cm)">
            <draw:image xlink:href="Pictures/10000201000008FC000009208393514A499DBDCD.png" xlink:type="simple" xlink:show="embed" xlink:actuate="onLoad">
              <text:p/>
            </draw:image>
          </draw:frame>
        </draw:g>
        <draw:g>
          <draw:frame draw:style-name="gr5" draw:text-style-name="P4" draw:layer="layout" svg:width="0.378cm" svg:height="1.195cm" svg:x="5.775cm" svg:y="7.855cm">
            <draw:text-box>
              <text:p/>
            </draw:text-box>
          </draw:frame>
          <draw:g>
            <draw:custom-shape draw:style-name="gr6" draw:text-style-name="P3" draw:layer="layout" svg:width="3cm" svg:height="2.246cm" svg:x="5.561cm" svg:y="6.56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text-style-name="P3" draw:layer="layout" svg:width="2.25cm" svg:height="2.247cm" svg:x="5.948cm" svg:y="6.533cm">
              <draw:image xlink:href="Pictures/100002010000012C0000012CD6FAEBA7CC3BBB71.png" xlink:type="simple" xlink:show="embed" xlink:actuate="onLoad">
                <text:p/>
              </draw:image>
            </draw:frame>
          </draw:g>
        </draw:g>
        <draw:g>
          <draw:custom-shape draw:style-name="gr3" draw:text-style-name="P3" draw:layer="layout" svg:width="2.899cm" svg:height="2.174cm" svg:x="-9.689cm" svg:y="16.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layer="layout" svg:width="2.753cm" svg:height="2.754cm" svg:x="-9.562cm" svg:y="15.743cm">
            <draw:image xlink:href="Pictures/10000201000002580000025885D2F883D425BEC2.png" xlink:type="simple" xlink:show="embed" xlink:actuate="onLoad">
              <text:p/>
            </draw:image>
          </draw:frame>
        </draw:g>
        <draw:frame draw:style-name="gr8" draw:text-style-name="P8" draw:layer="layout" svg:width="17.496cm" svg:height="4.21cm" svg:x="2cm" svg:y="1.339cm">
          <draw:text-box>
            <text:p text:style-name="P5"><text:span text:style-name="T5"><text:s text:c="19"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31"/></text:span><text:span text:style-name="T5">Name: <text:s/></text:span><text:span text:style-name="T6">........................................</text:span></text:p>
            <text:p text:style-name="P6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>“</text:span><text:span text:style-name="T7">Thymios Farben“</text:span></text:p>
          </draw:text-box>
        </draw:frame>
        <draw:line draw:style-name="gr9" draw:text-style-name="P9" draw:layer="measurelines" svg:x1="1.997cm" svg:y1="-0.306cm" svg:x2="1.997cm" svg:y2="30.552cm">
          <text:p/>
        </draw:line>
        <draw:line draw:style-name="gr9" draw:text-style-name="P9" draw:layer="measurelines" svg:x1="5.5cm" svg:y1="-0.31cm" svg:x2="5.5cm" svg:y2="30.548cm">
          <text:p/>
        </draw:line>
        <draw:line draw:style-name="gr9" draw:text-style-name="P9" draw:layer="measurelines" svg:x1="19.5cm" svg:y1="-0.31cm" svg:x2="19.5cm" svg:y2="30.548cm">
          <text:p/>
        </draw:line>
        <draw:line draw:style-name="gr9" draw:text-style-name="P9" draw:layer="measurelines" svg:x1="16cm" svg:y1="-0.31cm" svg:x2="16cm" svg:y2="30.548cm">
          <text:p/>
        </draw:line>
        <draw:line draw:style-name="gr9" draw:text-style-name="P9" draw:layer="measurelines" svg:x1="12.5cm" svg:y1="-0.31cm" svg:x2="12.5cm" svg:y2="30.548cm">
          <text:p/>
        </draw:line>
        <draw:line draw:style-name="gr9" draw:text-style-name="P9" draw:layer="measurelines" svg:x1="9cm" svg:y1="-0.31cm" svg:x2="9cm" svg:y2="30.548cm">
          <text:p/>
        </draw:line>
        <draw:line draw:style-name="gr9" draw:text-style-name="P3" draw:layer="measurelines" svg:x1="-2.14cm" svg:y1="2cm" svg:x2="24.513cm" svg:y2="2cm">
          <text:p/>
        </draw:line>
        <draw:line draw:style-name="gr9" draw:text-style-name="P3" draw:layer="measurelines" svg:x1="-2.14cm" svg:y1="4.5cm" svg:x2="24.513cm" svg:y2="4.5cm">
          <text:p/>
        </draw:line>
        <draw:line draw:style-name="gr9" draw:text-style-name="P3" draw:layer="measurelines" svg:x1="-2.14cm" svg:y1="5.5cm" svg:x2="24.513cm" svg:y2="5.5cm">
          <text:p/>
        </draw:line>
        <draw:line draw:style-name="gr9" draw:text-style-name="P3" draw:layer="measurelines" svg:x1="-2.139cm" svg:y1="6cm" svg:x2="24.514cm" svg:y2="6cm">
          <text:p/>
        </draw:line>
        <draw:line draw:style-name="gr9" draw:text-style-name="P3" draw:layer="measurelines" svg:x1="-2.139cm" svg:y1="8.3cm" svg:x2="24.514cm" svg:y2="8.3cm">
          <text:p/>
        </draw:line>
        <draw:line draw:style-name="gr9" draw:text-style-name="P3" draw:layer="measurelines" svg:x1="-2.14cm" svg:y1="9.75cm" svg:x2="24.513cm" svg:y2="9.75cm">
          <text:p/>
        </draw:line>
        <draw:frame draw:style-name="gr10" draw:text-style-name="P3" draw:layer="controls" svg:width="3.5cm" svg:height="3.1cm" svg:x="-5.895cm" svg:y="-0.288cm">
          <draw:image xlink:href="Pictures/10000000000000C1000000ABDD9E7E6025344CAD.png" xlink:type="simple" xlink:show="embed" xlink:actuate="onLoad">
            <text:p/>
          </draw:image>
        </draw:frame>
        <draw:frame draw:style-name="gr11" draw:text-style-name="P3" draw:layer="layout" svg:width="16.706cm" svg:height="13.93cm" svg:x="2.506cm" svg:y="12.382cm">
          <draw:image xlink:href="Pictures/1000000000000736000005C3DC14796FF2BC3026.jpg" xlink:type="simple" xlink:show="embed" xlink:actuate="onLoad">
            <text:p/>
          </draw:image>
        </draw:frame>
        <draw:frame draw:style-name="gr12" draw:text-style-name="P7" draw:layer="layout" svg:width="3.312cm" svg:height="2.787cm" svg:x="2.1cm" svg:y="2.113cm">
          <draw:image xlink:href="Pictures/100002010000007800000065811ED56E7B2E4DC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quette_5f_eleve_7e_LT_7e_Gliederung_20_1" style:display-name="maquette_eleve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1.5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1.5pt" style:font-style-asian="normal" style:font-weight-asian="normal" style:font-name-complex="Lucida Sans1" style:font-family-complex="'Lucida San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maquette_5f_eleve_7e_LT_7e_Gliederung_20_2" style:display-name="maquette_eleve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quette_5f_eleve_7e_LT_7e_Gliederung_20_3" style:display-name="maquette_eleve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quette_5f_eleve_7e_LT_7e_Gliederung_20_4" style:display-name="maquette_eleve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5" style:display-name="maquette_eleve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6" style:display-name="maquette_eleve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7" style:display-name="maquette_eleve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8" style:display-name="maquette_eleve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9" style:display-name="maquette_eleve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Titel" style:display-name="maquette_elev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quette_5f_eleve_7e_LT_7e_Untertitel" style:display-name="maquette_elev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quette_5f_eleve_7e_LT_7e_Notizen" style:display-name="maquette_eleve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Hintergrundobjekte" style:display-name="maquette_eleve~LT~Hintergrundobjekte" style:family="graphic">
      <style:paragraph-properties style:text-autospace="none"/>
      <style:text-properties style:letter-kerning="true"/>
    </style:style>
    <style:style style:name="maquette_5f_eleve_7e_LT_7e_Hintergrund" style:display-name="maquette_eleve~LT~Hintergrund" style:family="graphic">
      <style:paragraph-properties style:text-autospace="none"/>
      <style:text-properties style:letter-kerning="true"/>
    </style:style>
  </office:styles>
  <office:automatic-styles>
    <style:page-layout style:name="PM0">
      <style:page-layout-properties fo:margin-top="0cm" fo:margin-bottom="0cm" fo:margin-left="1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14.7cm"/>
    </style:style>
    <style:style style:name="M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loext:graphic-properties draw:fill="none" draw:fill-color="#ffffff"/>
      <style:text-properties style:font-name="Roboto" fo:font-size="10.5pt" style:font-size-asian="10.5pt" style:font-size-complex="10.5pt"/>
    </style:style>
    <style:style style:name="MP2" style:family="paragraph">
      <loext:graphic-properties draw:fill="none"/>
      <style:paragraph-properties fo:text-align="center"/>
    </style:style>
    <style:style style:name="MT1" style:family="text">
      <style:text-properties style:font-name="Roboto" fo:font-size="8pt" style:font-size-asian="8pt" style:font-size-complex="8pt"/>
    </style:style>
    <style:style style:name="MT2" style:family="text">
      <style:text-properties style:font-name="Roboto" fo:font-size="10.5pt" style:font-size-asian="10.5pt" style:font-size-complex="10.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ndications"/>
    </draw:layer-set>
    <style:master-page style:name="fiche_5f_eleve_5f_CM2" style:display-name="fiche_eleve_CM2" style:page-layout-name="PM0" draw:style-name="Mdp1">
      <draw:frame draw:style-name="Mgr1" draw:text-style-name="MP1" draw:layer="backgroundobjects" svg:width="15.2cm" svg:height="1.026cm" svg:x="4.377cm" svg:y="28.3cm">
        <draw:text-box>
          <text:p><text:span text:style-name="MT1">Ce document est publié par le DIP Genève sous licence Creative Commons (</text:span><text:span text:style-name="MT1"><text:a xlink:href="http://www.ge.ch/sem/cc/by-nc-sa" xlink:type="simple">http://www.ge.ch/sem/cc/by-nc-sa</text:a></text:span><text:span text:style-name="MT1">)</text:span></text:p>
          <text:p><text:span text:style-name="MT1"><text:s/></text:span><text:span text:style-name="MT2"><text:s/></text:span></text:p>
        </draw:text-box>
      </draw:frame>
      <draw:frame draw:style-name="Mgr2" draw:text-style-name="MP2" draw:layer="backgroundobjects" svg:width="2.5cm" svg:height="0.873cm" svg:x="2cm" svg:y="28.109cm">
        <draw:image xlink:href="Pictures/10000201000001930000008DCD2287867EDF21E0.png" xlink:type="simple" xlink:show="embed" xlink:actuate="onLoad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5T17:34:17</meta:creation-date>
    <meta:editing-duration>PT4M5S</meta:editing-duration>
    <meta:editing-cycles>11</meta:editing-cycles>
    <meta:generator>LibreOffice/5.0.2.2$Linux_x86 LibreOffice_project/00m0$Build-2</meta:generator>
    <dc:date>2016-06-12T16:49:41.575048885</dc:date>
    <meta:document-statistic meta:object-count="40"/>
  </office:meta>
</office:document-meta>
</file>